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be5" officeooo:paragraph-rsid="00041be5"/>
    </style:style>
    <style:style style:name="P2" style:family="paragraph" style:parent-style-name="Standard">
      <style:text-properties officeooo:rsid="00041be5" officeooo:paragraph-rsid="00055111"/>
    </style:style>
    <style:style style:name="P3" style:family="paragraph" style:parent-style-name="Standard">
      <style:paragraph-properties fo:text-align="start" style:justify-single-word="false"/>
      <style:text-properties officeooo:rsid="00041be5" officeooo:paragraph-rsid="00055111"/>
    </style:style>
    <style:style style:name="P4" style:family="paragraph" style:parent-style-name="Standard">
      <style:text-properties officeooo:rsid="00055111" officeooo:paragraph-rsid="00055111"/>
    </style:style>
    <style:style style:name="T1" style:family="text">
      <style:text-properties officeooo:rsid="0005de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​/* Anjali Dinesh</text:p>
      <text:p text:style-name="P1"><text:s text:c="3"/>S3 CSE AI </text:p>
      <text:p text:style-name="P1"><text:s text:c="3"/>11 */</text:p>
      <text:p text:style-name="P1">import java.util.*;</text:p>
      <text:p text:style-name="P1">abstract class shape</text:p>
      <text:p text:style-name="P1">{</text:p>
      <text:p text:style-name="P1"><text:tab/>abstract void numberofsides();</text:p>
      <text:p text:style-name="P1"><text:tab/></text:p>
      <text:p text:style-name="P1"><text:tab/></text:p>
      <text:p text:style-name="P1">}</text:p>
      <text:p text:style-name="P1">class rectangle extends shape</text:p>
      <text:p text:style-name="P1">{</text:p>
      <text:p text:style-name="P1"><text:tab/>void numberofsides()</text:p>
      <text:p text:style-name="P1"><text:tab/>{</text:p>
      <text:p text:style-name="P1"><text:tab/><text:tab/>System.out.println("<text:span text:style-name="T1">T</text:span>he numberof sides of rectangle is 4");</text:p>
      <text:p text:style-name="P1"><text:tab/>}</text:p>
      <text:p text:style-name="P1">}</text:p>
      <text:p text:style-name="P1">class triangle extends shape</text:p>
      <text:p text:style-name="P1">{</text:p>
      <text:p text:style-name="P1"><text:tab/>void numberofsides()</text:p>
      <text:p text:style-name="P1"><text:tab/>{</text:p>
      <text:p text:style-name="P1"><text:tab/><text:tab/>System.out.println("<text:span text:style-name="T1">T</text:span>he numberof sides of rectangle is 3");</text:p>
      <text:p text:style-name="P1"><text:tab/>}</text:p>
      <text:p text:style-name="P1">}</text:p>
      <text:p text:style-name="P1">class hexagon extends shape</text:p>
      <text:p text:style-name="P1">{</text:p>
      <text:p text:style-name="P1"><text:tab/>void numberofsides()</text:p>
      <text:p text:style-name="P1"><text:tab/>{</text:p>
      <text:p text:style-name="P1"><text:tab/><text:tab/>System.out.println("<text:span text:style-name="T1">T</text:span>he numberof sides of rectangle is 6");</text:p>
      <text:p text:style-name="P1"><text:tab/>}</text:p>
      <text:p text:style-name="P1">}</text:p>
      <text:p text:style-name="P1">class main</text:p>
      <text:p text:style-name="P1">{</text:p>
      <text:p text:style-name="P1"><text:tab/>public static void main(String args[])</text:p>
      <text:p text:style-name="P1"><text:tab/>{</text:p>
      <text:p text:style-name="P1"><text:tab/><text:tab/>Scanner S= new Scanner(System.in);</text:p>
      <text:p text:style-name="P1"><text:tab/><text:tab/>rectangle r=new rectangle();</text:p>
      <text:p text:style-name="P1"><text:tab/><text:tab/>r.numberofsides();</text:p>
      <text:p text:style-name="P1"><text:tab/><text:tab/>triangle t=new triangle();</text:p>
      <text:p text:style-name="P1"><text:tab/><text:tab/>t.numberofsides();</text:p>
      <text:p text:style-name="P1"><text:tab/><text:tab/>hexagon h=new hexagon();</text:p>
      <text:p text:style-name="P1"><text:tab/><text:tab/>h.numberofsides();</text:p>
      <text:p text:style-name="P1"><text:tab/><text:tab/>S.close();</text:p>
      <text:p text:style-name="P1"><text:tab/><text:tab/>}</text:p>
      <text:p text:style-name="P1">}</text:p>
      <text:p text:style-name="P1"/>
      <text:p text:style-name="P4">OUTPUT:</text:p>
      <text:p text:style-name="P4"><text:span text:style-name="T1">T</text:span>he numberof sides of rectangle is 4</text:p>
      <text:p text:style-name="P4"><text:span text:style-name="T1">T</text:span>he numberof sides of rectangle is 3</text:p>
      <text:p text:style-name="P4"><text:span text:style-name="T1">T</text:span>he numberof sides of rectangle is 6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/* Anjali Dinesh</text:p>
      <text:p text:style-name="P1"><text:s text:c="3"/>S3 CSE AI </text:p>
      <text:p text:style-name="P1"><text:s text:c="3"/>11 */</text:p>
      <text:p text:style-name="P1"/>
      <text:p text:style-name="P1">import java.util.*;</text:p>
      <text:p text:style-name="P1">class line {</text:p>
      <text:p text:style-name="P1">public static void main(String args[]) {</text:p>
      <text:p text:style-name="P1">int n;</text:p>
      <text:p text:style-name="P1">int sum = 0;</text:p>
      <text:p text:style-name="P1">Scanner s1 = new Scanner(System.in);</text:p>
      <text:p text:style-name="P1">System.out.println("Enter integers with one space gap:");</text:p>
      <text:p text:style-name="P1">String str = s1.nextLine();</text:p>
      <text:p text:style-name="P1">StringTokenizer st = new StringTokenizer(str, " ");</text:p>
      <text:p text:style-name="P1">while (st.hasMoreTokens()) {</text:p>
      <text:p text:style-name="P1">String temp = st.nextToken();</text:p>
      <text:p text:style-name="P1">n = Integer.parseInt(temp);</text:p>
      <text:p text:style-name="P1">System.out.println(n);</text:p>
      <text:p text:style-name="P1">sum = sum + n;</text:p>
      <text:p text:style-name="P1">}</text:p>
      <text:p text:style-name="P1">System.out.println("Sum of the integers is: " + sum);</text:p>
      <text:p text:style-name="P1">s1.close();</text:p>
      <text:p text:style-name="P1">}</text:p>
      <text:p text:style-name="P1">}</text:p>
      <text:p text:style-name="P1"/>
      <text:p text:style-name="P1">OUTPUT:</text:p>
      <text:p text:style-name="P1">Enter integers with one space gap:</text:p>
      <text:p text:style-name="P1">4 7 6 3 </text:p>
      <text:p text:style-name="P1">4</text:p>
      <text:p text:style-name="P1">7</text:p>
      <text:p text:style-name="P1">6</text:p>
      <text:p text:style-name="P1">3</text:p>
      <text:p text:style-name="P1">Sum of the integers is: 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2"><text:soft-page-break/><text:s text:c="2"/>/* Anjali Dinesh</text:p>
      <text:p text:style-name="P2"><text:s text:c="3"/>S3 CSE AI </text:p>
      <text:p text:style-name="P2"><text:s text:c="3"/>11 */</text:p>
      <text:p text:style-name="P2">import java.io.FileReader;</text:p>
      <text:p text:style-name="P2">import java.io.FileWriter;</text:p>
      <text:p text:style-name="P2">import java.io.IOException;</text:p>
      <text:p text:style-name="P2">class file {</text:p>
      <text:p text:style-name="P2">public static void main(String[] args)</text:p>
      <text:p text:style-name="P2">{</text:p>
      <text:p text:style-name="P2">try {</text:p>
      <text:p text:style-name="P2">FileReader fr = new FileReader("gfgInput.txt");</text:p>
      <text:p text:style-name="P2">FileWriter fw = new FileWriter("gfgOutput.txt");</text:p>
      <text:p text:style-name="P2">String str = "";</text:p>
      <text:p text:style-name="P2">int I;</text:p>
      <text:p text:style-name="P2">while ((I = fr.read()) != -1) {</text:p>
      <text:p text:style-name="P2">str += (char)I;</text:p>
      <text:p text:style-name="P2">}</text:p>
      <text:p text:style-name="P2">System.out.println(str);</text:p>
      <text:p text:style-name="P2">fw.write(str);</text:p>
      <text:p text:style-name="P2">fr.close();</text:p>
      <text:p text:style-name="P2">fw.close();</text:p>
      <text:p text:style-name="P2">System.out.println("File reading and writing both done");</text:p>
      <text:p text:style-name="P2">}</text:p>
      <text:p text:style-name="P2">catch (IOException e) {</text:p>
      <text:p text:style-name="P2">System.out.println("There are some IOException.");</text:p>
      <text:p text:style-name="P2"><text:s/>}</text:p>
      <text:p text:style-name="P2">}</text:p>
      <text:p text:style-name="P2">}</text:p>
      <text:p text:style-name="P2"/>
      <text:p text:style-name="P4">OUTPUT:</text:p>
      <text:p text:style-name="P4"/>
      <text:p text:style-name="P4">There are some IOExceptio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2"><text:s text:c="2"/>/* Anjali Dinesh</text:p>
      <text:p text:style-name="P2"><text:s text:c="3"/>S3 CSE AI </text:p>
      <text:p text:style-name="P2"><text:s text:c="3"/>11 */</text:p>
      <text:p text:style-name="P2"/>
      <text:p text:style-name="P2">import java.io.*;</text:p>
      <text:p text:style-name="P2">import java.util.*;</text:p>
      <text:p text:style-name="P2">public class filehandling</text:p>
      <text:p text:style-name="P2">{</text:p>
      <text:p text:style-name="P2">static void readfile(){</text:p>
      <text:p text:style-name="P2">FileInputStream fin = null;</text:p>
      <text:p text:style-name="P2">try{</text:p>
      <text:p text:style-name="P2">fin = new FileInputStream("a.txt");</text:p>
      <text:p text:style-name="P2">int getsize=fin.available();</text:p>
      <text:p text:style-name="P2">System.out.println("file size is "+getsize);</text:p>
      <text:p text:style-name="P2">int i=0;</text:p>
      <text:p text:style-name="P2">while(i&lt;getsize){</text:p>
      <text:p text:style-name="P2">System.out.println(fin.read());</text:p>
      <text:p text:style-name="P2">i++;</text:p>
      <text:p text:style-name="P2">}</text:p>
      <text:p text:style-name="P2">}</text:p>
      <text:p text:style-name="P2">catch(Exception e){</text:p>
      <text:p text:style-name="P2">System.out.println("error");</text:p>
      <text:p text:style-name="P2">}</text:p>
      <text:p text:style-name="P2">finally</text:p>
      <text:p text:style-name="P2">{</text:p>
      <text:p text:style-name="P2">try</text:p>
      <text:p text:style-name="P2">{</text:p>
      <text:p text:style-name="P2">if (fin != null)</text:p>
      <text:p text:style-name="P2">{</text:p>
      <text:p text:style-name="P2">fin.close();</text:p>
      <text:p text:style-name="P2">}</text:p>
      <text:p text:style-name="P2">} catch (IOException e)</text:p>
      <text:p text:style-name="P2">{</text:p>
      <text:p text:style-name="P2">System.out.println("Error closing file:" + e.getMessage());</text:p>
      <text:p text:style-name="P2">}</text:p>
      <text:p text:style-name="P2">}</text:p>
      <text:p text:style-name="P2">}</text:p>
      <text:p text:style-name="P2">static void writefile(){</text:p>
      <text:p text:style-name="P2">Scanner s=new Scanner(System.in);</text:p>
      <text:p text:style-name="P2">FileOutputStream fos = null;</text:p>
      <text:p text:style-name="P2">try</text:p>
      <text:p text:style-name="P2">{</text:p>
      <text:p text:style-name="P2">fos = new FileOutputStream("a.txt");</text:p>
      <text:p text:style-name="P2">String str=""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System.out.println("Enter the File Input:");</text:p>
      <text:p text:style-name="P2">str=s.nextLine();</text:p>
      <text:p text:style-name="P2">fos.write(str.getBytes());</text:p>
      <text:p text:style-name="P2">}</text:p>
      <text:p text:style-name="P2">catch(Exception e)</text:p>
      <text:p text:style-name="P2">{</text:p>
      <text:p text:style-name="P2">System.out.println("error"+e);</text:p>
      <text:p text:style-name="P2">}</text:p>
      <text:p text:style-name="P2">finally</text:p>
      <text:p text:style-name="P2">{</text:p>
      <text:p text:style-name="P2">try</text:p>
      <text:p text:style-name="P2">{</text:p>
      <text:p text:style-name="P2">if (fos != null)</text:p>
      <text:p text:style-name="P2">{</text:p>
      <text:p text:style-name="P2">fos.close();</text:p>
      <text:p text:style-name="P2">}</text:p>
      <text:p text:style-name="P2">} catch (IOException ex)</text:p>
      <text:p text:style-name="P2">{</text:p>
      <text:p text:style-name="P2">System.out.println("Error closing file:" + ex.getMessage());</text:p>
      <text:p text:style-name="P2">}</text:p>
      <text:p text:style-name="P2">}</text:p>
      <text:p text:style-name="P2">}</text:p>
      <text:p text:style-name="P2">public static void main(String args[])</text:p>
      <text:p text:style-name="P2">{</text:p>
      <text:p text:style-name="P2">int k=0;</text:p>
      <text:p text:style-name="P2">Scanner s = new Scanner(System.in);</text:p>
      <text:p text:style-name="P2">while (k&lt;2) {</text:p>
      <text:p text:style-name="P2">System.out.println("MENU");</text:p>
      <text:p text:style-name="P2">System.out.println("1. WRITE");</text:p>
      <text:p text:style-name="P2">System.out.println("2.READ");</text:p>
      <text:p text:style-name="P2">System.out.println("3.EXIT");</text:p>
      <text:p text:style-name="P2">k=s.nextInt();</text:p>
      <text:p text:style-name="P2">if (k==1) {</text:p>
      <text:p text:style-name="P2">writefile();</text:p>
      <text:p text:style-name="P2">}</text:p>
      <text:p text:style-name="P2">else if (k==2) {</text:p>
      <text:p text:style-name="P2">readfile();</text:p>
      <text:p text:style-name="P2">}</text:p>
      <text:p text:style-name="P2">}</text:p>
      <text:p text:style-name="P2"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OUTPUT:</text:p>
      <text:p text:style-name="P4">MENU</text:p>
      <text:p text:style-name="P4">1. WRITE</text:p>
      <text:p text:style-name="P4">2.READ</text:p>
      <text:p text:style-name="P4">3.EXIT</text:p>
      <text:p text:style-name="P4">1</text:p>
      <text:p text:style-name="P4">Enter the File Input:</text:p>
      <text:p text:style-name="P4">Good Morning</text:p>
      <text:p text:style-name="P4">MENU</text:p>
      <text:p text:style-name="P4">1. WRITE</text:p>
      <text:p text:style-name="P4">2.READ</text:p>
      <text:p text:style-name="P4">3.EXIT</text:p>
      <text:p text:style-name="P4">2</text:p>
      <text:p text:style-name="P4">file size is 12</text:p>
      <text:p text:style-name="P4">71</text:p>
      <text:p text:style-name="P4">111</text:p>
      <text:p text:style-name="P4">111</text:p>
      <text:p text:style-name="P4">100</text:p>
      <text:p text:style-name="P4">32</text:p>
      <text:p text:style-name="P4">77</text:p>
      <text:p text:style-name="P4">111</text:p>
      <text:p text:style-name="P4">114</text:p>
      <text:p text:style-name="P4">110</text:p>
      <text:p text:style-name="P4">105</text:p>
      <text:p text:style-name="P4">110</text:p>
      <text:p text:style-name="P4">10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 text:c="2"/>/* Anjali Dinesh</text:p>
      <text:p text:style-name="P2"><text:s text:c="3"/>S3 CSE AI </text:p>
      <text:p text:style-name="P2"><text:s text:c="3"/>11 */</text:p>
      <text:p text:style-name="P2"/>
      <text:p text:style-name="P2">class main</text:p>
      <text:p text:style-name="P2">{</text:p>
      <text:p text:style-name="P2">public static void main (String args[]) {</text:p>
      <text:p text:style-name="P2">try</text:p>
      <text:p text:style-name="P2">{</text:p>
      <text:p text:style-name="P2">System.out.println ("Try Block");</text:p>
      <text:p text:style-name="P2">int a = 125 / 5;</text:p>
      <text:p text:style-name="P2">System.out.println ("Result:" +a);</text:p>
      <text:p text:style-name="P2">}</text:p>
      <text:p text:style-name="P2">catch (NullPointerException e) {</text:p>
      <text:p text:style-name="P2">System.out.println ("Catch Block");</text:p>
      <text:p text:style-name="P2">System.out.println (e);</text:p>
      <text:p text:style-name="P2">}</text:p>
      <text:p text:style-name="P2">finally {</text:p>
      <text:p text:style-name="P2">System.out.println (" Finally Block");</text:p>
      <text:p text:style-name="P2">System.out.println ("No Exception:Finally block executed");</text:p>
      <text:p text:style-name="P2">}</text:p>
      <text:p text:style-name="P2">System.out.println ("Rest of the code...");</text:p>
      <text:p text:style-name="P2">}</text:p>
      <text:p text:style-name="P2">}</text:p>
      <text:p text:style-name="P4"><text:s/></text:p>
      <text:p text:style-name="P4">OUTPUT:</text:p>
      <text:p text:style-name="P4">Try Block</text:p>
      <text:p text:style-name="P4">Result:25</text:p>
      <text:p text:style-name="P4"><text:s/>Finally Block</text:p>
      <text:p text:style-name="P4">No Exception:Finally block executed</text:p>
      <text:p text:style-name="P4">Rest of the code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 text:c="2"/>/* Anjali Dinesh</text:p>
      <text:p text:style-name="P2"><text:s text:c="3"/>S3 CSE AI </text:p>
      <text:p text:style-name="P2"><text:s text:c="3"/>11 */</text:p>
      <text:p text:style-name="P2">import java.util.Scanner;</text:p>
      <text:p text:style-name="P2">class Employee {</text:p>
      <text:p text:style-name="P2"><text:s text:c="4"/>String name;</text:p>
      <text:p text:style-name="P2"><text:s text:c="4"/>int age;</text:p>
      <text:p text:style-name="P2"><text:s text:c="4"/>String phoneNumber;</text:p>
      <text:p text:style-name="P2"><text:s text:c="4"/>String address;</text:p>
      <text:p text:style-name="P2"><text:s text:c="4"/>double salary;</text:p>
      <text:p text:style-name="P2"><text:s text:c="4"/>void printSalary() {</text:p>
      <text:p text:style-name="P2"><text:s text:c="8"/>System.out.println("Salary: " + salary);</text:p>
      <text:p text:style-name="P2"><text:s text:c="4"/>}</text:p>
      <text:p text:style-name="P2">}</text:p>
      <text:p text:style-name="P2">class Officer extends Employee {</text:p>
      <text:p text:style-name="P2"><text:s text:c="4"/>String specialization;</text:p>
      <text:p text:style-name="P2"/>
      <text:p text:style-name="P2"><text:s text:c="4"/>Officer(String name, int age, String phoneNumber, String address, double salary, String specialization) {</text:p>
      <text:p text:style-name="P2"><text:s text:c="8"/>this.name = name;</text:p>
      <text:p text:style-name="P2"><text:s text:c="8"/>this.age = age;</text:p>
      <text:p text:style-name="P2"><text:s text:c="8"/>this.phoneNumber = phoneNumber;</text:p>
      <text:p text:style-name="P2"><text:s text:c="8"/>this.address = address;</text:p>
      <text:p text:style-name="P2"><text:s text:c="8"/>this.salary = salary;</text:p>
      <text:p text:style-name="P2"><text:s text:c="8"/>this.specialization = specialization;</text:p>
      <text:p text:style-name="P2"><text:s text:c="4"/>}</text:p>
      <text:p text:style-name="P2">}</text:p>
      <text:p text:style-name="P2">class Manager extends Employee </text:p>
      <text:p text:style-name="P2">{</text:p>
      <text:p text:style-name="P2"><text:s text:c="4"/>String department;</text:p>
      <text:p text:style-name="P2"/>
      <text:p text:style-name="P2"><text:s text:c="4"/>Manager(String name, int age, String phoneNumber, String address, double salary, String department) {</text:p>
      <text:p text:style-name="P2"><text:s text:c="8"/>this.name = name;</text:p>
      <text:p text:style-name="P2"><text:s text:c="8"/>this.age = age;</text:p>
      <text:p text:style-name="P2"><text:s text:c="8"/>this.phoneNumber = phoneNumber;</text:p>
      <text:p text:style-name="P2"><text:s text:c="8"/>this.address = address;</text:p>
      <text:p text:style-name="P2"><text:s text:c="8"/>this.salary = salary;</text:p>
      <text:p text:style-name="P2"><text:s text:c="8"/>this.department = department;</text:p>
      <text:p text:style-name="P2"><text:s text:c="4"/>}</text:p>
      <text:p text:style-name="P2">}</text:p>
      <text:p text:style-name="P2"><text:s/>class Employeedet {</text:p>
      <text:p text:style-name="P2"><text:s text:c="4"/>public static void main(String[] args) {</text:p>
      <text:p text:style-name="P2"><text:s text:c="8"/>Scanner scanner = new Scanner(System.in);</text:p>
      <text:p text:style-name="P2"><text:s text:c="8"/>System.out.println("Enter Officer details:");</text:p>
      <text:p text:style-name="P2"><text:s text:c="8"/>System.out.print("Name: ");</text:p>
      <text:p text:style-name="P2"><text:s text:c="8"/>String officerName = scanner.nextLine();</text:p>
      <text:p text:style-name="P2"><text:s text:c="8"/>System.out.print("Age: ");</text:p>
      <text:p text:style-name="P2"><text:s text:c="8"/>int officerAge = scanner.nextInt();</text:p>
      <text:p text:style-name="P2"><text:s text:c="8"/>scanner.nextLine(); </text:p>
      <text:p text:style-name="P2"><text:s text:c="8"/>System.out.print("Phone Number: ");</text:p>
      <text:p text:style-name="P2"><text:s text:c="8"/>String officerPhoneNumber = scanner.nextLine();</text:p>
      <text:p text:style-name="P2"><text:soft-page-break/><text:s text:c="8"/>System.out.print("Address: ");</text:p>
      <text:p text:style-name="P2"><text:s text:c="8"/>String officerAddress = scanner.nextLine();</text:p>
      <text:p text:style-name="P2"><text:s text:c="8"/>System.out.print("Salary: ");</text:p>
      <text:p text:style-name="P2"><text:s text:c="8"/>double officerSalary = scanner.nextDouble();</text:p>
      <text:p text:style-name="P2"><text:s text:c="8"/>scanner.nextLine(); </text:p>
      <text:p text:style-name="P2"><text:s text:c="8"/>System.out.print("Specialization: ");</text:p>
      <text:p text:style-name="P2"><text:s text:c="8"/>String officerSpecialization = scanner.nextLine();</text:p>
      <text:p text:style-name="P2"><text:s text:c="8"/>Officer officer = new Officer(officerName, officerAge, officerPhoneNumber, officerAddress, <text:s text:c="12"/>officerSalary, officerSpecialization);</text:p>
      <text:p text:style-name="P2"><text:s text:c="8"/>System.out.println("\nEnter Manager details:");</text:p>
      <text:p text:style-name="P2"><text:s text:c="8"/>System.out.print("Name: ");</text:p>
      <text:p text:style-name="P2"><text:s text:c="8"/>String managerName = scanner.nextLine();</text:p>
      <text:p text:style-name="P2"><text:s text:c="8"/>System.out.print("Age: ");</text:p>
      <text:p text:style-name="P2"><text:s text:c="8"/>int managerAge = scanner.nextInt();</text:p>
      <text:p text:style-name="P2"><text:s text:c="8"/>scanner.nextLine(); </text:p>
      <text:p text:style-name="P3"><text:s text:c="8"/>System.out.print("Phone Number: ");</text:p>
      <text:p text:style-name="P2"><text:s text:c="8"/>String managerPhoneNumber = scanner.nextLine();</text:p>
      <text:p text:style-name="P2"><text:s text:c="8"/>System.out.print("Address: ");</text:p>
      <text:p text:style-name="P2"><text:s text:c="8"/>String managerAddress = scanner.nextLine();</text:p>
      <text:p text:style-name="P2"><text:s text:c="8"/>System.out.print("Salary: ");</text:p>
      <text:p text:style-name="P2"><text:s text:c="8"/>double managerSalary = scanner.nextDouble();</text:p>
      <text:p text:style-name="P2"><text:s text:c="8"/>scanner.nextLine(); </text:p>
      <text:p text:style-name="P2"><text:s text:c="8"/>System.out.print("Department: ");</text:p>
      <text:p text:style-name="P2"><text:s text:c="8"/>String managerDepartment = scanner.nextLine();</text:p>
      <text:p text:style-name="P2"><text:s text:c="8"/>Manager manager = new Manager(managerName, managerAge, managerPhoneNumber, managerAddress, managerSalary,managerDepartment);</text:p>
      <text:p text:style-name="P2"><text:s text:c="8"/>System.out.println("\nOfficer Details:");</text:p>
      <text:p text:style-name="P2"><text:s text:c="8"/>System.out.println("Name: " + officer.name);</text:p>
      <text:p text:style-name="P2"><text:s text:c="8"/>System.out.println("Age: " + officer.age);</text:p>
      <text:p text:style-name="P2"><text:s text:c="8"/>System.out.println("Phone Number: " + officer.phoneNumber);</text:p>
      <text:p text:style-name="P2"><text:s text:c="8"/>System.out.println("Address: " + officer.address);</text:p>
      <text:p text:style-name="P2"><text:s text:c="8"/>officer.printSalary();</text:p>
      <text:p text:style-name="P2"><text:s text:c="8"/>System.out.println("Specialization: " + officer.specialization);</text:p>
      <text:p text:style-name="P2"><text:s text:c="8"/>System.out.println("\nManager Details:");</text:p>
      <text:p text:style-name="P2"><text:s text:c="8"/>System.out.println("Name: " + manager.name);</text:p>
      <text:p text:style-name="P2"><text:s text:c="8"/>System.out.println("Age: " + manager.age);</text:p>
      <text:p text:style-name="P2"><text:s text:c="8"/>System.out.println("Phone Number: " + manager.phoneNumber);</text:p>
      <text:p text:style-name="P2"><text:s text:c="8"/>System.out.println("Address: " + manager.address);</text:p>
      <text:p text:style-name="P2"><text:s text:c="8"/>manager.printSalary();</text:p>
      <text:p text:style-name="P2"><text:s text:c="8"/>System.out.println("Department: " + manager.department);</text:p>
      <text:p text:style-name="P2"><text:s text:c="8"/>scanner.close();</text:p>
      <text:p text:style-name="P2"><text:s text:c="4"/>}</text:p>
      <text:p text:style-name="P2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Enter Officer details:</text:p>
      <text:p text:style-name="P4">Name: Anna</text:p>
      <text:p text:style-name="P4">Age: 24</text:p>
      <text:p text:style-name="P4">Phone Number: 9032348723</text:p>
      <text:p text:style-name="P4">Address: chungath house</text:p>
      <text:p text:style-name="P4">Salary: 50000</text:p>
      <text:p text:style-name="P4">Specialization: AI</text:p>
      <text:p text:style-name="P4"/>
      <text:p text:style-name="P4">Enter Manager details:</text:p>
      <text:p text:style-name="P4">Name: Sooraj</text:p>
      <text:p text:style-name="P4">Age: 30</text:p>
      <text:p text:style-name="P4">Phone Number: 53489053380</text:p>
      <text:p text:style-name="P4">Address: Mavila(H) <text:s text:c="28"/></text:p>
      <text:p text:style-name="P4">Salary: 80000 </text:p>
      <text:p text:style-name="P4">Department: AI <text:s/></text:p>
      <text:p text:style-name="P4"/>
      <text:p text:style-name="P4">Officer Details:</text:p>
      <text:p text:style-name="P4">Name: Anna</text:p>
      <text:p text:style-name="P4">Age: 24</text:p>
      <text:p text:style-name="P4">Phone Number: 9032348723</text:p>
      <text:p text:style-name="P4">Address: chungath house</text:p>
      <text:p text:style-name="P4">Salary: 50000.0</text:p>
      <text:p text:style-name="P4">Specialization: AI</text:p>
      <text:p text:style-name="P4"/>
      <text:p text:style-name="P4">Manager Details:</text:p>
      <text:p text:style-name="P4">Name: Sooraj</text:p>
      <text:p text:style-name="P4">Age: 30</text:p>
      <text:p text:style-name="P4">Phone Number: 53489053380</text:p>
      <text:p text:style-name="P4">Address: Mavila(H)</text:p>
      <text:p text:style-name="P4">Salary: 80000.0</text:p>
      <text:p text:style-name="P4">Department: AI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8T10:16:34.549738877</meta:creation-date>
    <dc:date>2024-10-28T11:00:59.098658254</dc:date>
    <meta:editing-duration>PT3M40S</meta:editing-duration>
    <meta:editing-cycles>1</meta:editing-cycles>
    <meta:document-statistic meta:table-count="0" meta:image-count="0" meta:object-count="0" meta:page-count="10" meta:paragraph-count="368" meta:word-count="909" meta:character-count="7704" meta:non-whitespace-character-count="6467"/>
    <meta:generator>LibreOffice/6.0.7.3$Linux_X86_64 LibreOffice_project/00m0$Build-3</meta:generator>
  </office:meta>
</office:document-meta>
</file>